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oWebPro" svg:font-family="SeroWebPro, 'Arial Unicode MS', Arial, sans-serif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1pt" fo:font-weight="bold" officeooo:rsid="001d68c9" officeooo:paragraph-rsid="001d68c9" style:font-size-asian="11pt" style:font-weight-asian="bold" style:font-size-complex="11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1pt" fo:font-weight="bold" officeooo:rsid="00276612" officeooo:paragraph-rsid="00276612" style:font-size-asian="11pt" style:font-weight-asian="bold" style:font-size-complex="11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1pt" fo:font-weight="bold" officeooo:rsid="002a3910" officeooo:paragraph-rsid="002a3910" style:font-size-asian="11pt" style:font-weight-asian="bold" style:font-size-complex="11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1pt" fo:font-weight="bold" officeooo:rsid="002bc42f" officeooo:paragraph-rsid="002bc42f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1pt" fo:font-weight="bold" officeooo:rsid="00296527" officeooo:paragraph-rsid="00296527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1pt" fo:font-weight="bold" officeooo:rsid="002bfa1a" officeooo:paragraph-rsid="002bfa1a" style:font-size-asian="11pt" style:font-weight-asian="bold" style:font-size-complex="11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1pt" fo:font-weight="bold" officeooo:rsid="002ff334" officeooo:paragraph-rsid="002ff334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1pt" fo:font-weight="bold" officeooo:rsid="003389f9" officeooo:paragraph-rsid="003389f9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7db8" style:font-weight-asian="normal" style:font-weight-complex="normal"/>
    </style:style>
    <style:style style:name="T3" style:family="text">
      <style:text-properties fo:font-weight="normal" officeooo:rsid="001ed2e5" style:font-weight-asian="normal" style:font-weight-complex="normal"/>
    </style:style>
    <style:style style:name="T4" style:family="text">
      <style:text-properties fo:font-weight="normal" officeooo:rsid="002068b3" style:font-weight-asian="normal" style:font-weight-complex="normal"/>
    </style:style>
    <style:style style:name="T5" style:family="text">
      <style:text-properties fo:font-weight="normal" officeooo:rsid="0021cd79" style:font-weight-asian="normal" style:font-weight-complex="normal"/>
    </style:style>
    <style:style style:name="T6" style:family="text">
      <style:text-properties fo:font-weight="normal" officeooo:rsid="00225608" style:font-weight-asian="normal" style:font-weight-complex="normal"/>
    </style:style>
    <style:style style:name="T7" style:family="text">
      <style:text-properties fo:font-weight="normal" officeooo:rsid="0022f73b" style:font-weight-asian="normal" style:font-weight-complex="normal"/>
    </style:style>
    <style:style style:name="T8" style:family="text">
      <style:text-properties fo:font-weight="normal" officeooo:rsid="0023d179" style:font-weight-asian="normal" style:font-weight-complex="normal"/>
    </style:style>
    <style:style style:name="T9" style:family="text">
      <style:text-properties fo:font-weight="normal" officeooo:rsid="00248188" style:font-weight-asian="normal" style:font-weight-complex="normal"/>
    </style:style>
    <style:style style:name="T10" style:family="text">
      <style:text-properties fo:font-weight="normal" officeooo:rsid="00261d45" style:font-weight-asian="normal" style:font-weight-complex="normal"/>
    </style:style>
    <style:style style:name="T11" style:family="text">
      <style:text-properties fo:font-weight="normal" officeooo:rsid="002a3910" style:font-weight-asian="normal" style:font-weight-complex="normal"/>
    </style:style>
    <style:style style:name="T12" style:family="text">
      <style:text-properties fo:font-weight="normal" officeooo:rsid="002b0747" style:font-weight-asian="normal" style:font-weight-complex="normal"/>
    </style:style>
    <style:style style:name="T13" style:family="text">
      <style:text-properties fo:font-weight="normal" officeooo:rsid="002bc42f" style:font-weight-asian="normal" style:font-weight-complex="normal"/>
    </style:style>
    <style:style style:name="T14" style:family="text">
      <style:text-properties fo:font-weight="normal" officeooo:rsid="002bfa1a" style:font-weight-asian="normal" style:font-weight-complex="normal"/>
    </style:style>
    <style:style style:name="T15" style:family="text">
      <style:text-properties fo:font-weight="normal" officeooo:rsid="002cac3e" style:font-weight-asian="normal" style:font-weight-complex="normal"/>
    </style:style>
    <style:style style:name="T16" style:family="text">
      <style:text-properties fo:font-weight="normal" officeooo:rsid="002e50e0" style:font-weight-asian="normal" style:font-weight-complex="normal"/>
    </style:style>
    <style:style style:name="T17" style:family="text">
      <style:text-properties fo:font-weight="normal" officeooo:rsid="002e962e" style:font-weight-asian="normal" style:font-weight-complex="normal"/>
    </style:style>
    <style:style style:name="T18" style:family="text">
      <style:text-properties fo:font-weight="normal" officeooo:rsid="002ff334" style:font-weight-asian="normal" style:font-weight-complex="normal"/>
    </style:style>
    <style:style style:name="T19" style:family="text">
      <style:text-properties fo:font-weight="normal" officeooo:rsid="0031f2e0" style:font-weight-asian="normal" style:font-weight-complex="normal"/>
    </style:style>
    <style:style style:name="T20" style:family="text">
      <style:text-properties fo:font-weight="normal" officeooo:rsid="00332c77" style:font-weight-asian="normal" style:font-weight-complex="normal"/>
    </style:style>
    <style:style style:name="T21" style:family="text">
      <style:text-properties fo:font-weight="normal" officeooo:rsid="003389f9" style:font-weight-asian="normal" style:font-weight-complex="normal"/>
    </style:style>
    <style:style style:name="T22" style:family="text">
      <style:text-properties fo:font-weight="normal" officeooo:rsid="0034e0e6" style:font-weight-asian="normal" style:font-weight-complex="normal"/>
    </style:style>
    <style:style style:name="T23" style:family="text">
      <style:text-properties fo:font-weight="normal" officeooo:rsid="0035453e" style:font-weight-asian="normal" style:font-weight-complex="normal"/>
    </style:style>
    <style:style style:name="T24" style:family="text">
      <style:text-properties officeooo:rsid="00248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 <text:span text:style-name="T1">If I were in the shoes of Alex Krapp, I would </text:span><text:span text:style-name="T2">most certainly</text:span><text:span text:style-name="T1"> find myself in a dilemma </text:span><text:span text:style-name="T3">given my family status and the responsibility that brings along with. </text:span><text:span text:style-name="T4">Considering that I have worked all my life to prove my </text:span><text:span text:style-name="T5">parents</text:span><text:span text:style-name="T4"> wrong by </text:span><text:span text:style-name="T5">making some what impulsive life choices and taking on huge risks without being tied up, accepting th</text:span><text:span text:style-name="T6">e</text:span><text:span text:style-name="T5"> offer seems a no-</text:span><text:span text:style-name="T6">go </text:span><text:span text:style-name="T7">at the very first glance</text:span><text:span text:style-name="T6">. However, I have a commitment to my family which implies the necessity </text:span><text:span text:style-name="T7">for me to provide them with a financially stable future. </text:span><text:span text:style-name="T8">E</text:span><text:span text:style-name="T7">ither way, </text:span><text:span text:style-name="T8">I am </text:span><text:span text:style-name="T9">pretty</text:span><text:span text:style-name="T8"> sure that the opportunity I could have possibly missed will occupy my mind time to time </text:span><text:span text:style-name="T10">in the future</text:span><text:span text:style-name="T8">, </text:span><text:span text:style-name="T10">as</text:span><text:span text:style-name="T9"> I have made </text:span><text:span text:style-name="T10">so many</text:span><text:span text:style-name="T9"> sacrifices </text:span><text:span text:style-name="T10">while establishing</text:span><text:span text:style-name="T9"> my career as well as my character.</text:span></text:p>
      <text:p text:style-name="P1"><text:span text:style-name="T9"/></text:p>
      <text:p text:style-name="P2"><text:span text:style-name="T24">Q</text:span>uestion 2: </text:p>
      <text:p text:style-name="P3"><text:span text:style-name="T1">+ </text:span><text:span text:style-name="T12">Chance to become more stable</text:span><text:span text:style-name="T1"> financially </text:span><text:span text:style-name="T12">regarding </text:span><text:span text:style-name="T14">secure source of income</text:span></text:p>
      <text:p text:style-name="P3"><text:span text:style-name="T1">+ </text:span><text:span text:style-name="T13">Benefiting from healthcare and social security services provided by the company</text:span></text:p>
      <text:p text:style-name="P4"><text:span text:style-name="T13">+ </text:span><text:span text:style-name="T14">Less administrative responsibilities in terms of tax, bookkeeping etc.</text:span></text:p>
      <text:p text:style-name="P5"><text:span text:style-name="T1">- Losing the authority to freely make business decisions</text:span></text:p>
      <text:p text:style-name="P5"><text:span text:style-name="T1">- Restricted flexibility </text:span><text:span text:style-name="T11">in terms of time, </text:span><text:span text:style-name="T1">as you are bound to company’s schedule</text:span></text:p>
      <text:p text:style-name="P5"><text:span text:style-name="T1">- </text:span><text:span text:style-name="T11">Losing the freedom to work on projects which you are actually interested in</text:span></text:p>
      <text:p text:style-name="P5"><text:span text:style-name="T11"/></text:p>
      <text:p text:style-name="P6"><text:span text:style-name="T11">I </text:span><text:span text:style-name="T1">think having a secure source of income </text:span><text:span text:style-name="T15">is one of the most significant advantages of working a traditional job, as you consistently receive your income in the form of monthly </text:span><text:span text:style-name="T16">payments</text:span><text:span text:style-name="T15">. </text:span><text:span text:style-name="T16">It can help you pursue your career without worrying too much about the future, as a</text:span><text:span text:style-name="T17"> fixed</text:span><text:span text:style-name="T16"> salary makes </text:span><text:span text:style-name="T17">everything</text:span><text:span text:style-name="T16"> easier </text:span><text:span text:style-name="T17">as</text:span><text:span text:style-name="T16"> to manag</text:span><text:span text:style-name="T17">ing</text:span><text:span text:style-name="T16"> personal finances </text:span><text:span text:style-name="T17">and budgeting</text:span><text:span text:style-name="T16"> </text:span><text:span text:style-name="T17">considering Alex’s family status. Another important point would be benefiting from various services such as healthcare, as many healthcare plans, for instance, </text:span><text:span text:style-name="T18">allow</text:span><text:span text:style-name="T17"> </text:span><text:span text:style-name="T18">employees to include their children in the coverage.</text:span></text:p>
      <text:p text:style-name="P6"><text:span text:style-name="T18"/></text:p>
      <text:p text:style-name="P7">Question 3: <text:span text:style-name="T19">I would </text:span><text:span text:style-name="T20">definitely </text:span><text:span text:style-name="T19">accept the offer, </text:span><text:span text:style-name="T20">since I would feel like I have a huge responsibility to my family as to providing them with a secure financial future and accepting this offer would be the foundation of it. As I value my family more than anything in the world, I would consider settling down and be rather bound to a traditional job with a consistent salary instead of </text:span><text:span text:style-name="T21">undertaking a significant amount of risk and liability to run my business.</text:span></text:p>
      <text:p text:style-name="P7"><text:span text:style-name="T21"/></text:p>
      <text:p text:style-name="P8">Question 4: <text:span text:style-name="T1">From my point of view, all of the accomplished entrepreneurs have one thing in common: having a passionate and unwavering drive for achieving something. </text:span><text:span text:style-name="T22">Only the specific goals change and nothing else. They have no fear of dealing with a lot of heavy responsibilities and financial baggage or taking any form of risk while</text:span><text:span text:style-name="T1"> pursu</text:span><text:span text:style-name="T22">ing</text:span><text:span text:style-name="T1"> their </text:span><text:span text:style-name="T22">goals</text:span><text:span text:style-name="T1">. </text:span><text:span text:style-name="T23">Although,</text:span><text:span text:style-name="T1"> </text:span><text:span text:style-name="T23">everyone has its own ways to reach their goals</text:span><text:span text:style-name="T1">. Some prefer to start </text:span><text:span text:style-name="T23">off</text:span><text:span text:style-name="T1"> with more traditional ways, </text:span><text:span text:style-name="T23">such as</text:span><text:span text:style-name="T1"> </text:span><text:span text:style-name="T23">attending a </text:span><text:span text:style-name="T1">university like </text:span><text:span text:style-name="T23">Elon Musk, whereas others</text:span><text:span text:style-name="T1"> </text:span><text:span text:style-name="T23">become dropouts to invest more time into </text:span><text:span text:style-name="T1">their business</text:span><text:span text:style-name="T23">es</text:span><text:span text:style-name="T1"> like Mark Zuckerberg. </text:span><text:span text:style-name="T23">I believe Alex Krapp did the combination of two where he first left school at his early age and then felt the urge to return.</text:span></text:p>
      <text:p text:style-name="P8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oWebPro" svg:font-family="SeroWebPro, 'Arial Unicode MS', Arial, sans-serif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6:56:32.062816348</meta:creation-date>
    <dc:date>2023-10-23T15:13:13.975922737</dc:date>
    <meta:editing-duration>PT49M3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504" meta:character-count="2950" meta:non-whitespace-character-count="2456"/>
  </office:meta>
</office:document-meta>
</file>